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3.56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3.56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9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break-before="page"/>
      <style:text-properties style:font-name="Cantarel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ntarell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9" style:family="paragraph" style:parent-style-name="Standard">
      <style:text-properties style:font-name="Cantarell"/>
    </style:style>
    <style:style style:name="P10" style:family="paragraph" style:parent-style-name="Standard">
      <style:text-properties style:font-name="Cantarell" officeooo:paragraph-rsid="0088e96a"/>
    </style:style>
    <style:style style:name="P11" style:family="paragraph" style:parent-style-name="Standard">
      <style:text-properties style:font-name="Cantarell" officeooo:paragraph-rsid="008c014f"/>
    </style:style>
    <style:style style:name="P12" style:family="paragraph" style:parent-style-name="Standard">
      <style:text-properties style:font-name="Cantarell" fo:font-size="10pt" officeooo:paragraph-rsid="0092a328" style:font-size-asian="10pt" style:font-size-complex="10pt"/>
    </style:style>
    <style:style style:name="P13" style:family="paragraph" style:parent-style-name="Standard">
      <style:text-properties style:font-name="Cantarell" fo:font-size="10pt" fo:font-weight="normal" officeooo:paragraph-rsid="0092a32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8f8d6d" officeooo:paragraph-rsid="0092a32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8f8d6d" officeooo:paragraph-rsid="0092a328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8f8d6d" officeooo:paragraph-rsid="0092a328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ntarell"/>
    </style:style>
    <style:style style:name="P18" style:family="paragraph" style:parent-style-name="Table_20_Contents">
      <style:paragraph-properties fo:text-align="start" style:justify-single-word="false"/>
      <style:text-properties style:font-name="Cantarell" officeooo:paragraph-rsid="0092a328"/>
    </style:style>
    <style:style style:name="P19" style:family="paragraph" style:parent-style-name="Table_20_Contents">
      <style:paragraph-properties fo:text-align="start" style:justify-single-word="false"/>
      <style:text-properties style:font-name="Cantarell" officeooo:rsid="0092a328" officeooo:paragraph-rsid="0092a328"/>
    </style:style>
    <style:style style:name="P20" style:family="paragraph" style:parent-style-name="Table_20_Contents">
      <style:paragraph-properties fo:text-align="start" style:justify-single-word="false"/>
      <style:text-properties style:font-name="Cantarell" fo:font-size="10pt" officeooo:rsid="0092a328" officeooo:paragraph-rsid="0092a32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rsid="0092a328" officeooo:paragraph-rsid="0092a328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ntarell" fo:font-size="10pt" officeooo:rsid="009a671d" officeooo:paragraph-rsid="009a671d" style:font-size-asian="10pt" style:font-size-complex="10pt"/>
    </style:style>
    <style:style style:name="P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officeooo:rsid="008f8d6d" officeooo:paragraph-rsid="008f8d6d" fo:background-color="transparent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officeooo:rsid="008f8d6d" officeooo:paragraph-rsid="009ae2c5" fo:background-color="transparen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officeooo:paragraph-rsid="008f8d6d" fo:background-color="transparent"/>
    </style:style>
    <style:style style:name="P2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ntarell" fo:font-size="14pt" fo:font-weight="bold" officeooo:rsid="008f8d6d" officeooo:paragraph-rsid="009a2e6f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ntarell" officeooo:paragraph-rsid="008fbdc8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336666" style:font-name="Cantarell" fo:font-size="14pt" fo:font-weight="bold" officeooo:rsid="008f8d6d" officeooo:paragraph-rsid="009a2e6f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color="#000000" officeooo:rsid="005af14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8fd1" style:font-weight-asian="bold" style:font-weight-complex="bold"/>
    </style:style>
    <style:style style:name="T7" style:family="text">
      <style:text-properties fo:font-weight="bold" officeooo:rsid="0088e96a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af146" style:font-size-asian="12pt" style:font-weight-asian="bold" style:font-size-complex="12pt" style:font-weight-complex="bold"/>
    </style:style>
    <style:style style:name="T10" style:family="text">
      <style:text-properties fo:font-size="12pt" fo:background-color="transparent" loext:char-shading-value="0" style:font-size-asian="12pt" style:font-size-complex="12pt"/>
    </style:style>
    <style:style style:name="T11" style:family="text">
      <style:text-properties fo:font-size="12pt" fo:font-weight="normal" officeooo:rsid="005af146" style:font-size-asian="12pt" style:font-weight-asian="normal" style:font-size-complex="12pt" style:font-weight-complex="normal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5af146" style:font-size-asian="10pt" style:font-weight-asian="bold" style:font-size-complex="10pt" style:font-weight-complex="bold"/>
    </style:style>
    <style:style style:name="T14" style:family="text">
      <style:text-properties officeooo:rsid="0088e96a"/>
    </style:style>
    <style:style style:name="T15" style:family="text">
      <style:text-properties fo:background-color="transparent" loext:char-shading-value="0"/>
    </style:style>
    <style:style style:name="T16" style:family="text">
      <style:text-properties fo:color="#006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healthservice in objects"&gt;</text:placeholder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<text:span text:style-name="T7">Health Service</text:span><text:span text:style-name="T5"> ID :</text:span> <text:span text:style-name="T3"><text:placeholder text:placeholder-type="text">&lt;healthservice.name&gt;</text:placeholder></text:span></text:p>
            <text:p text:style-name="P25"><text:span text:style-name="T14">D</text:span>ate : <text:span text:style-name="T8"><text:placeholder text:placeholder-type="text">&lt;healthservice.service_date&gt;</text:placeholder></text:span></text:p>
            <text:p text:style-name="P23"><text:span text:style-name="T8">Invoice to : </text:span><text:span text:style-name="T11"><text:placeholder text:placeholder-type="text">&lt;healthservice.invoice_to.rec_name or ''&gt;</text:placeholder></text:span></text:p>
            <text:p text:style-name="P24"><text:span text:style-name="T13">Institution :</text:span><text:span text:style-name="T9"> </text:span></text:p>
          </table:table-cell>
          <table:table-cell table:style-name="Tabla1.B1" office:value-type="string">
            <text:p text:style-name="P7"><text:span text:style-name="T5">Patient :</text:span><text:span text:style-name="T8"> </text:span><text:span text:style-name="T8"><text:placeholder text:placeholder-type="text">&lt;healthservice.patient.rec_name or ''&gt;</text:placeholder></text:span></text:p>
            <text:p text:style-name="P8"><text:span text:style-name="T1">PUID : </text:span><text:span text:style-name="T1"><text:placeholder text:placeholder-type="text">&lt;healthservice.patient.name.ref or ''&gt;</text:placeholder></text:span></text:p>
            <text:p text:style-name="P7"/>
          </table:table-cell>
        </table:table-row>
        <table:table-row>
          <table:table-cell table:style-name="Tabla1.A2" office:value-type="string">
            <text:p text:style-name="P28">Description</text:p>
            <text:p text:style-name="P26"><text:span text:style-name="T15"><text:placeholder text:placeholder-type="text">&lt;healthservice.desc&gt;</text:placeholder></text:span></text:p>
          </table:table-cell>
          <table:table-cell table:style-name="Tabla1.B2" office:value-type="string">
            <text:p text:style-name="P6">Patient Contact Information</text:p>
            <text:p text:style-name="P5"/>
            <text:p text:style-name="P3"><text:placeholder text:placeholder-type="text">&lt;if test="healthservice.patient.name.du"&gt;</text:placeholder></text:p>
            <text:p text:style-name="P8"><text:span text:style-name="T2">Address</text:span><text:span text:style-name="T1"> : </text:span><text:span text:style-name="T1"><text:placeholder text:placeholder-type="text">&lt;healthservice.patient.name.du.address_street or ''&gt;</text:placeholder></text:span><text:span text:style-name="T1"> // </text:span><text:span text:style-name="T4"><text:placeholder text:placeholder-type="text">&lt;healthservice.patient.name.du.address_city or ''&gt;</text:placeholder></text:span></text:p>
            <text:p text:style-name="P4"><text:placeholder text:placeholder-type="text">&lt;/if&gt;</text:placeholder></text:p>
            <text:p text:style-name="P5"><text:span text:style-name="T5">Tel</text:span> : <text:placeholder text:placeholder-type="text">&lt;healthservice.patient.name.phone or ''&gt;</text:placeholder></text:p>
            <text:p text:style-name="P5"><text:span text:style-name="T5">e</text:span><text:span text:style-name="T6">-</text:span><text:span text:style-name="T5">mail</text:span> : <text:placeholder text:placeholder-type="text">&lt;healthservice.patient.name.email or ''&gt;</text:placeholder></text:p>
          </table:table-cell>
        </table:table-row>
      </table:table>
      <text:p text:style-name="P1"/>
      <text:p text:style-name="P1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20">Invoice</text:p>
          </table:table-cell>
          <table:table-cell table:style-name="Table2.A1" office:value-type="string">
            <text:p text:style-name="P22">Service</text:p>
          </table:table-cell>
          <table:table-cell table:style-name="Table2.A1" office:value-type="string">
            <text:p text:style-name="P21">Qty</text:p>
          </table:table-cell>
          <table:table-cell table:style-name="Table2.A1" office:value-type="string">
            <text:p text:style-name="P21">From</text:p>
          </table:table-cell>
          <table:table-cell table:style-name="Table2.E1" office:value-type="string">
            <text:p text:style-name="P21">To</text:p>
          </table:table-cell>
        </table:table-row>
      </table:table>
      <text:p text:style-name="P13"><text:placeholder text:placeholder-type="text">&lt;for each="line in healthservice.service_line"&gt;</text:placeholder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6"><text:span text:style-name="T15"><text:placeholder text:placeholder-type="text">&lt;line.to_invoice&gt;</text:placeholder></text:span></text:p>
          </table:table-cell>
          <table:table-cell table:style-name="Table1.A1" office:value-type="string">
            <text:p text:style-name="P15"><text:span text:style-name="T15"><text:placeholder text:placeholder-type="text">&lt;line.desc&gt;</text:placeholder></text:span></text:p>
          </table:table-cell>
          <table:table-cell table:style-name="Table1.A1" office:value-type="string">
            <text:p text:style-name="P16"><text:span text:style-name="T15"><text:placeholder text:placeholder-type="text">&lt;line.qty&gt;</text:placeholder></text:span></text:p>
          </table:table-cell>
          <table:table-cell table:style-name="Table1.A1" office:value-type="string">
            <text:p text:style-name="P15"><text:span text:style-name="T15"><text:placeholder text:placeholder-type="text">&lt;line.from_date&gt;</text:placeholder></text:span></text:p>
          </table:table-cell>
          <table:table-cell table:style-name="Table1.E1" office:value-type="string">
            <text:p text:style-name="P15"><text:span text:style-name="T15"><text:placeholder text:placeholder-type="text">&lt;line.to_date&gt;</text:placeholder></text:span></text:p>
          </table:table-cell>
        </table:table-row>
      </table:table>
      <text:p text:style-name="P10"><text:placeholder text:placeholder-type="text">&lt;/for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5-03T13:48:54.403149193</dc:date>
    <meta:editing-duration>P4DT19H20M59S</meta:editing-duration>
    <meta:editing-cycles>245</meta:editing-cycles>
    <meta:generator>LibreOffice/4.3.7.2$FreeBSD_X86_64 LibreOffice_project/430m0$Build-2</meta:generator>
    <meta:document-statistic meta:table-count="3" meta:image-count="0" meta:object-count="0" meta:page-count="2" meta:paragraph-count="28" meta:word-count="73" meta:character-count="731" meta:non-whitespace-character-count="685"/>
  </office:meta>
</office:document-meta>
</file>